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.995cm" table:align="left"/>
    </style:style>
    <style:style style:name="Tabell1.A" style:family="table-column">
      <style:table-column-properties style:column-width="7.408cm"/>
    </style:style>
    <style:style style:name="Tabell1.B" style:family="table-column">
      <style:table-column-properties style:column-width="9.587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6.995cm" table:align="left"/>
    </style:style>
    <style:style style:name="Tabell2.A" style:family="table-column">
      <style:table-column-properties style:column-width="7.408cm"/>
    </style:style>
    <style:style style:name="Tabell2.B" style:family="table-column">
      <style:table-column-properties style:column-width="9.587cm"/>
    </style:style>
    <style:style style:name="Tabell2.A1" style:family="table-cell">
      <style:table-cell-properties fo:padding="0.097cm" fo:border-left="0.05pt solid #000000" fo:border-right="none" fo:border-top="0.05pt solid #000000" fo:border-bottom="none"/>
    </style:style>
    <style:style style:name="Tabell2.B1" style:family="table-cell">
      <style:table-cell-properties fo:padding="0.097cm" fo:border-left="none" fo:border-right="0.05pt solid #000000" fo:border-top="0.05pt solid #000000" fo:border-bottom="none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d9d7f" officeooo:paragraph-rsid="001d9d7f"/>
    </style:style>
    <style:style style:name="P3" style:family="paragraph" style:parent-style-name="Standard">
      <style:text-properties officeooo:rsid="001e3352" officeooo:paragraph-rsid="001e3352"/>
    </style:style>
    <style:style style:name="P4" style:family="paragraph" style:parent-style-name="Standard">
      <style:text-properties officeooo:rsid="0010b2c5" officeooo:paragraph-rsid="0010b2c5"/>
    </style:style>
    <style:style style:name="P5" style:family="paragraph" style:parent-style-name="Standard">
      <style:text-properties officeooo:rsid="0010b2c5" officeooo:paragraph-rsid="00133e80"/>
    </style:style>
    <style:style style:name="P6" style:family="paragraph" style:parent-style-name="Standard">
      <style:text-properties officeooo:rsid="00133e80" officeooo:paragraph-rsid="00133e80"/>
    </style:style>
    <style:style style:name="P7" style:family="paragraph" style:parent-style-name="Standard">
      <style:text-properties officeooo:rsid="0023fda2" officeooo:paragraph-rsid="0023fda2"/>
    </style:style>
    <style:style style:name="P8" style:family="paragraph" style:parent-style-name="Standard" style:list-style-name="L1">
      <style:text-properties officeooo:rsid="0023fda2" officeooo:paragraph-rsid="0023fda2"/>
    </style:style>
    <style:style style:name="P9" style:family="paragraph" style:parent-style-name="Standard" style:list-style-name="L1">
      <style:text-properties officeooo:rsid="0023fda2" officeooo:paragraph-rsid="0024e32b"/>
    </style:style>
    <style:style style:name="P10" style:family="paragraph" style:parent-style-name="Standard">
      <style:text-properties officeooo:rsid="0023fda2" officeooo:paragraph-rsid="0024e32b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3e80" officeooo:paragraph-rsid="0023fda2"/>
    </style:style>
    <style:style style:name="P12" style:family="paragraph" style:parent-style-name="Table_20_Contents">
      <style:text-properties officeooo:rsid="0020b9c3" officeooo:paragraph-rsid="0020b9c3"/>
    </style:style>
    <style:style style:name="P13" style:family="paragraph" style:parent-style-name="Table_20_Contents">
      <style:text-properties officeooo:rsid="0021322c" officeooo:paragraph-rsid="0021322c"/>
    </style:style>
    <style:style style:name="P14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15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16" style:family="paragraph" style:parent-style-name="Table_20_Contents">
      <style:text-properties officeooo:rsid="0023fda2" officeooo:paragraph-rsid="0023fda2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style:style style:name="T3" style:family="text">
      <style:text-properties officeooo:rsid="00257e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5">Förnamn och efternamn</text:p>
          </table:table-cell>
          <table:table-cell table:style-name="Tabell1.B1" office:value-type="string">
            <text:p text:style-name="P12"/>
          </table:table-cell>
        </table:table-row>
        <table:table-row>
          <table:table-cell table:style-name="Tabell1.A2" office:value-type="string">
            <text:p text:style-name="P15">Datum och tid</text:p>
          </table:table-cell>
          <table:table-cell table:style-name="Tabell1.B2" office:value-type="string">
            <text:p text:style-name="P12"/>
          </table:table-cell>
        </table:table-row>
        <table:table-row>
          <table:table-cell table:style-name="Tabell1.A2" office:value-type="string">
            <text:p text:style-name="P15">Inspelat film och ljud?</text:p>
          </table:table-cell>
          <table:table-cell table:style-name="Tabell1.B2" office:value-type="string">
            <text:p text:style-name="P16"/>
          </table:table-cell>
        </table:table-row>
        <table:table-row>
          <table:table-cell table:style-name="Tabell1.A2" office:value-type="string">
            <text:p text:style-name="P15">#iteration på materialet <text:span text:style-name="T1">(1, 2, … , n)</text:span></text:p>
          </table:table-cell>
          <table:table-cell table:style-name="Tabell1.B2" office:value-type="string">
            <text:p text:style-name="P12"/>
          </table:table-cell>
        </table:table-row>
        <table:table-row>
          <table:table-cell table:style-name="Tabell1.A2" office:value-type="string">
            <text:p text:style-name="P14">Ålder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4">Lärare/lärarstudent/annat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4">Antal år arbetat som lärare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4">Skolämnen</text:p>
          </table:table-cell>
          <table:table-cell table:style-name="Tabell1.B2" office:value-type="string">
            <text:p text:style-name="P13"/>
          </table:table-cell>
        </table:table-row>
      </table:table>
      <text:p text:style-name="P1"/>
      <text:p text:style-name="P7"><text:span text:style-name="T2">I</text:span>. Testet</text:p>
      <text:list xml:id="list3324241231" text:style-name="L1">
        <text:list-item>
          <text:p text:style-name="P8">Syfte med testet</text:p>
        </text:list-item>
        <text:list-item>
          <text:p text:style-name="P8">Planeras ta 15 minuter</text:p>
        </text:list-item>
        <text:list-item>
          <text:p text:style-name="P9">Kommer få välja <text:span text:style-name="T2">ut</text:span> ett undervisningsmaterial </text:p>
        </text:list-item>
        <text:list-item>
          <text:p text:style-name="P9">...och tänka högt <text:span text:style-name="T2">medan du skummar igenom det</text:span></text:p>
        </text:list-item>
        <text:list-item>
          <text:p text:style-name="P8">Vi testar materialet, inte dig</text:p>
        </text:list-item>
        <text:list-item>
          <text:p text:style-name="P8">Det finns inget rätt eller fel</text:p>
        </text:list-item>
      </text:list>
      <text:p text:style-name="P7"/>
      <text:p text:style-name="P7"><text:span text:style-name="T2">II</text:span>. Fyll i listan ^</text:p>
      <text:p text:style-name="P7"/>
      <text:p text:style-name="P10"><text:span text:style-name="T2">III</text:span>. ”<text:span text:style-name="T2">Hur ser en typisk lektion ut för dig?” (verktyg, metoder, strategier)</text:span></text:p>
      <text:p text:style-name="P11"/>
      <text:p text:style-name="P6"/>
      <text:p text:style-name="P6"><text:span text:style-name="T2">1.</text:span> ”Kolla material<text:span text:style-name="T2">en</text:span> <text:span text:style-name="T2">på datorn</text:span>. Välj ett, men klicka inte på det ännu.”</text:p>
      <text:p text:style-name="P6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4">Materialgrupp som testas</text:p>
          </table:table-cell>
          <table:table-cell table:style-name="Tabell2.B1" office:value-type="string">
            <text:p text:style-name="P13"/>
          </table:table-cell>
        </table:table-row>
        <table:table-row>
          <table:table-cell table:style-name="Tabell2.A2" office:value-type="string">
            <text:p text:style-name="P14">Material som valdes</text:p>
          </table:table-cell>
          <table:table-cell table:style-name="Tabell2.B2" office:value-type="string">
            <text:p text:style-name="P13"/>
          </table:table-cell>
        </table:table-row>
      </table:table>
      <text:p text:style-name="P5"/>
      <text:p text:style-name="P1"><text:span text:style-name="T2">2.</text:span> ”<text:span text:style-name="T2">Nu får du öppna och gå igenom materialet. Tänk gärna högt.”</text:span></text:p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2"/>
      <text:p text:style-name="P3"><text:span text:style-name="T2">5</text:span>. Fler tester sen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4-30T17:09:45.653000000</dc:date>
    <meta:editing-duration>PT58M15S</meta:editing-duration>
    <meta:editing-cycles>18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24" meta:word-count="147" meta:character-count="812" meta:non-whitespace-character-count="694"/>
  </office:meta>
</office:document-meta>
</file>